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Threshold</text:p>
            <draw:frame table:end-cell-address="Sheet1.H20" table:end-x="0.656cm" table:end-y="0.42cm" draw:z-index="1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  <table:table-cell>
            <draw:frame table:end-cell-address="Sheet1.P42" table:end-x="0.986cm" table:end-y="0.42cm" draw:z-index="0" draw:style-name="gr1" svg:width="19cm" svg:height="9cm" svg:x="0.051cm" svg:y="0.001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5:51.93</dc:date>
    <dc:creator>Ben Meadows</dc:creator>
    <meta:generator>OpenOffice.org/3.2$Win32 OpenOffice.org_project/320m18$Build-9502</meta:generator>
    <meta:editing-duration>PT00H08M01S</meta:editing-duration>
    <meta:editing-cycles>6</meta:editing-cycles>
    <meta:document-statistic meta:table-count="1" meta:cell-count="1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1">
                <text:p text:id="Sheet1.B2:Sheet1.B41">41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1016">
                <text:p text:id="Sheet1.D2:Sheet1.D41">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1">
                <text:p text:id="Sheet1.B2:Sheet1.B41">41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1016">
                <text:p text:id="Sheet1.D2:Sheet1.D41">1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